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7889" officeooo:paragraph-rsid="00047889"/>
    </style:style>
    <style:style style:name="P2" style:family="paragraph" style:parent-style-name="Standard" style:list-style-name="L1">
      <style:text-properties officeooo:rsid="00047889" officeooo:paragraph-rsid="00047889"/>
    </style:style>
    <style:style style:name="P3" style:family="paragraph" style:parent-style-name="Standard" style:list-style-name="L3">
      <style:text-properties officeooo:rsid="00047889" officeooo:paragraph-rsid="0004788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01 – Design Thinking</text:p>
      <text:p text:style-name="P1"/>
      <text:p text:style-name="P1">Aula 01 – Pensamento de Design</text:p>
      <text:p text:style-name="P1"/>
      <text:p text:style-name="P1">Cada vez mais percebemos que o design e a inovação têm entrado em ascensão. Mas como esses termos se relacionam?</text:p>
      <text:p text:style-name="P1"/>
      <text:p text:style-name="P1">Primeiro, é importante entender o conceito de inovação. Inovar deixou de ser representada apenas pela invenção de novos produtos, serviços ou tecnologia. Além da criação e do ineditismo, a exploração bem-sucedida de novas ideias também é uma base da inovação segundo a especialista Ellen Kiss.</text:p>
      <text:p text:style-name="P1"/>
      <text:p text:style-name="P1">A palavra inovação é composta por ino, ou seja, novo e ação, que significa agir. Juntando essas palavras, elas adquirem o sentido de agir no novo. Cada vez mais presente e norteando muitas iniciativas, a inovação tem diferentes significados que se modificam de acordo com a esfera em que está inserida.</text:p>
      <text:p text:style-name="P1"/>
      <text:p text:style-name="P1">Em uma sociedade volátil e de incertezas, por exemplo, é imprescindível que empresas e grupos adotem práticas inovadoras para se manterem relevantes e úteis, acompanhando as mudanças constantes da população.</text:p>
      <text:p text:style-name="P1"/>
      <text:p text:style-name="P1">A inovação, então, abrange desde a geração de ideias até a solução de problemas.</text:p>
      <text:p text:style-name="P1"/>
      <text:p text:style-name="P1">Por outro lado, os projetos inovadores possuem modelos, que adquirem uma estrutura de atividades e dialogam com as necessidades do mercado. É justamente para a construção desses modelos e atividades que o design entra em ação, sendo o elo entre a criatividade e inovação. O design proporciona uma prototipagem melhor direcionada e que pode gerar impactos positivos.</text:p>
      <text:p text:style-name="P1"/>
      <text:p text:style-name="P1">Processo de design e inovação</text:p>
      <text:p text:style-name="P1"/>
      <text:p text:style-name="P1">É nessa prototipagem, ou seja, nas criações em versões não finalizadas, que os designers são desafiados a traduzir e representar as ideias. Uma retrocriação do que foi idealizado previamente.</text:p>
      <text:p text:style-name="P1"/>
      <text:p text:style-name="P1">Além de ser associado à criação de soluções e ideias, o design também é indicado para a gestão de projetos que lidam com a constante mutabilidade da sociedade, pois proporcionam um raciocínio estratégico e direcionado para alcançar metas que indicam o sucesso de uma invenção.</text:p>
      <text:p text:style-name="P1"/>
      <text:p text:style-name="P1">O design vem sendo percebido como um dos maiores aliados das empresas, pois ele ajuda a concretizar a ideia de inovação. Investir no design significa ter um retorno de produtos e serviços mais competitivos, valorizados e sustentáveis.</text:p>
      <text:p text:style-name="P1"/>
      <text:p text:style-name="P1">Isso não quer dizer que os profissionais da área busquem a perfeição ou que não possam cometer erros. Pelo contrário, se desarmar destes receios permite que riscos sejam assumidos e verdadeiras transformações aconteçam.</text:p>
      <text:p text:style-name="P1"/>
      <text:p text:style-name="P1">Design e inovação</text:p>
      <text:p text:style-name="P1"/>
      <text:p text:style-name="P1">Portanto, design e inovação caminham juntos e investir neles é extremamente necessário. Quando a ideia é desenvolver um produto ou serviço inovador relevante, o design se torna imprescindível para que bons resultados possam ser alcançados.</text:p>
      <text:p text:style-name="P1"/>
      <text:p text:style-name="P1"><text:soft-page-break/>Ter inovação e design juntos não é apenas criar bons produtos, mas sim ter instrumentos de transformação que visam bens coletivos, humanizados e conscientes.</text:p>
      <text:p text:style-name="P1"/>
      <text:p text:style-name="P1">Aula 02 – Apresentar a metodologia do design thinking</text:p>
      <text:p text:style-name="P1"/>
      <text:p text:style-name="P1">Habilidades comportamentais</text:p>
      <text:p text:style-name="P1"/>
      <text:p text:style-name="P1">Soft skilss são habilidades comportamentais que alguns estudos indicam ser essenciais para o futuro. Liderança, criatividade, pensamento crítico, inteligência emocional e resolução de problemas são alguns exemplos de soft skills.</text:p>
      <text:p text:style-name="P1"/>
      <text:p text:style-name="P1">Habilidades técnicas</text:p>
      <text:p text:style-name="P1"/>
      <text:p text:style-name="P1">As habilidades técnicas são chamadas de hard skills e podem ser obtidas por meio de formações acadêmicas e continuadas. Elas vêm perdendo espaço no mercado, ao passo que surge uma necessidade mundial de desenvolver profissionais aptos para enfrentar um mundo desconhecido e incerto.</text:p>
      <text:p text:style-name="P1"/>
      <text:p text:style-name="P1">Habilidades e mercado</text:p>
      <text:p text:style-name="P1"/>
      <text:p text:style-name="P1">Diversas áreas precisam estar em constante inovação. Por isso, o desenvolvimento das habilidades comportamentais surge como uma tendência nos meios acadêmicos e empresariais. Dessa forma, as soft skills têm se tornado um grande diferencial para profissionais de todas as áreas.</text:p>
      <text:p text:style-name="P1"/>
      <text:p text:style-name="P1">É nesse contexto que surge o Design Thinking (DT), uma metodologia inovadora que busca gerar produtos e serviços focados nos desejos e necessidades do outro. Além de desenvolver soft skills, essa abordagem permite um novo olhar para a criação de produtos.</text:p>
      <text:p text:style-name="P1"/>
      <text:p text:style-name="P1">Introdução ao Design Thinking</text:p>
      <text:p text:style-name="P1"/>
      <text:p text:style-name="P1">Tim Brown, em seu livro “Design Thinking: uma metodologia poderosa para decretar o fim das velhas ideias”, defende que, nessa metodologia, é permitido errar sem limites. Ou seja, prevalece o ambiente de experimentação, do compartilhamento de ideias e da colaboração.</text:p>
      <text:p text:style-name="P1"/>
      <text:p text:style-name="P1">O principal diferencial do Pensamento de Design é desenvolver soluções inovadoras a partir das reais necessidades do consumidor. É a partir dessa empatia que o DT se destaca em diversos aspectos e promove inovações aplicadas a estratégias empresariais e educacionais.</text:p>
      <text:p text:style-name="P1"/>
      <text:p text:style-name="P1">Entendendo o Design Thinking</text:p>
      <text:p text:style-name="P1"/>
      <text:p text:style-name="P1">Uma característica importante dessa abordagem é realizar questionamentos para resolver problemas complexos. Vale salientar que não podemos romantizar toda a abordagem, o DT se preocupa essencialmente em construir soluções financeiramente sustentáveis e tecnicamente possíveis.</text:p>
      <text:p text:style-name="P1"/>
      <text:p text:style-name="P1">Conceituando o Design Thinking</text:p>
      <text:p text:style-name="P1"/>
      <text:p text:style-name="P1">Segundo Lockwood (2009), o DT é:</text:p>
      <text:p text:style-name="P1"/>
      <text:p text:style-name="P1">“Um processo de inovação centrado no ser humano que enfatiza observação, colaboração, rápido aprendizado, visualização de ideias, construção rápida de protótipos de conceitos e análise de negócios dos concorrentes, para influenciar a inovação e a estratégia de negócio”</text:p>
      <text:p text:style-name="P1"/>
      <text:p text:style-name="P1"><text:soft-page-break/>O DT possibilita um trabalho colaborativo e interativo. Assim, todos possuem papéis importantes e podem contribuir com o desenvolvimento do projeto. O seu processo é divido em três fases principais:</text:p>
      <text:p text:style-name="P1"/>
      <text:list text:style-name="L1">
        <text:list-item>
          <text:p text:style-name="P2">Inspiração;</text:p>
        </text:list-item>
        <text:list-item>
          <text:p text:style-name="P2">Ideação;</text:p>
        </text:list-item>
        <text:list-item>
          <text:p text:style-name="P2">Implementação.</text:p>
        </text:list-item>
      </text:list>
      <text:p text:style-name="P1"/>
      <text:p text:style-name="P1">Essas fases podem ser melhor detalhadas em: empatia, definição, ideação, prototipação e validação.</text:p>
      <text:p text:style-name="P1"/>
      <text:p text:style-name="P1">Design Thinking e seus formatos</text:p>
      <text:p text:style-name="P1"/>
      <text:p text:style-name="P1">Por meio da implementação de uma cultura organizacional inovadora, a atuação do Design Thinking vem sendo realizada em diversos formatos e em diferentes áreas.</text:p>
      <text:p text:style-name="P1"/>
      <text:p text:style-name="P1">Exemplos de usos do Design Thinking</text:p>
      <text:p text:style-name="P1"/>
      <text:p text:style-name="P1">O Airbnb, por exemplo, utilizou o DT na busca para melhorar a qualidade de suas fotos após o feedback dos seus clientes. Já a Natura utilizou essa abordagem para o desenvolvimento da linha SOU.</text:p>
      <text:p text:style-name="P1"/>
      <text:p text:style-name="P1">É perceptível que o DT está fundamentado na geração de ideias, recebimento de feedbacks, interação, construção e realização de soluções criativas e inovadoras em diversos cenários.</text:p>
      <text:p text:style-name="P1"/>
      <text:p text:style-name="P1">Aula 03 – Listar as fases do design thinking</text:p>
      <text:p text:style-name="P1"/>
      <text:p text:style-name="P1">O design thinking traz uma abordagem diferenciada para o desenvolvimento de produtos inovadores, a partir dos desejos e necessidades do cliente.</text:p>
      <text:p text:style-name="P1"/>
      <text:p text:style-name="P1">Passo a passo do Design Thinking</text:p>
      <text:p text:style-name="P1"/>
      <text:list text:style-name="L3">
        <text:list-item>
          <text:p text:style-name="P3">Empatia: Nesta fase, se busca escutar os clientes, entender o que eles desejam e quais são as suas reais necessidades. Esse momento é fundamental para a criação de um produto assertivo. É importante deixar para trás todos os pré julgamentos existentes e as suas percepções. Este é um processo de imersão. É um momento em que a visão do público deve ser levada em consideração, assim, é possível agregar valor à solução, promovendo um alinhamento com as reais expectativas das pessoas e evitando uma baixa aceitação.</text:p>
        </text:list-item>
        <text:list-item>
          <text:p text:style-name="P3">Definição: Aqui, todas as informações são analisadas a partir dos dados coletados na fase anterior. É uma fase trabalhosa e detalhada e se caracteriza pela definição da problemática e realização do brainstorming;</text:p>
        </text:list-item>
        <text:list-item>
          <text:p text:style-name="P3">Idealização: Neste momento, a equipe começa a idear possíveis respostas inovadoras para o desafio encontrado. Nesta fase, é preciso utilizar muita criatividade e inovação e um segundo brainstorming é desenvolvido para gerar as possibilidades de soluções. Muitas equipes utilizam atividades inspiradoras para gerar criatividade. Para isso, o ambiente precisa ser acolhedor e confortável. Assim, todos se sentirão à vontade para expor as suas ideias sem julgamentos.</text:p>
        </text:list-item>
        <text:list-item>
          <text:p text:style-name="P3">Prototipação: É onde as ideias são postas em prática, de maneira que todos possam visualizar o que está sendo construído. É uma fase de testes, o momento para errar e recomeçar, caso seja necessário. Não precisamos começar com um aplicativo ou algo muito avançado, a utilização de notas autoadesivas já auxilia nesta fase de criação. O importante é representar visualmente a ideia;</text:p>
        </text:list-item>
        <text:list-item>
          <text:p text:style-name="P3"><text:soft-page-break/>Testes e validação: Neste momento, o cliente tem contato com o produto e pode realizar feedbacks, podendo solicitar uma lista de pontos fortes e fracos do produto ou as vantagens e desvantagens de utilizá-lo. Por fim, após todas as contribuições, a equipe pode se juntar e elaborar novas estratégias.</text:p>
        </text:list-item>
      </text:list>
      <text:p text:style-name="P1"/>
      <text:p text:style-name="P1">Fique atento a todas as etapas. O DT não é um processo linear, as etapas ocorrem simultaneamente e podem ser revisitadas a cada momento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16:56:12.607000000</meta:creation-date>
    <dc:date>2022-11-17T17:36:49.097000000</dc:date>
    <meta:editing-duration>PT40M43S</meta:editing-duration>
    <meta:editing-cycles>1</meta:editing-cycles>
    <meta:document-statistic meta:table-count="0" meta:image-count="0" meta:object-count="0" meta:page-count="4" meta:paragraph-count="51" meta:word-count="1279" meta:character-count="8307" meta:non-whitespace-character-count="7083"/>
    <meta:generator>LibreOffice/7.4.2.3$Windows_X86_64 LibreOffice_project/382eef1f22670f7f4118c8c2dd222ec7ad009daf</meta:generator>
  </office:meta>
</office:document-meta>
</file>